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81262" officeooo:paragraph-rsid="00081262"/>
    </style:style>
    <style:style style:name="T1" style:family="text">
      <style:text-properties officeooo:rsid="00048ff4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48ff4"/>
    </style:style>
    <style:style style:name="T4" style:family="text">
      <style:text-properties style:font-name="Calibri Light" fo:font-size="11pt" fo:language="ru" fo:country="RU" fo:font-weight="250"/>
    </style:style>
    <style:style style:name="T5" style:family="text">
      <style:text-properties style:font-name="Calibri Light" fo:font-size="11pt" fo:language="ru" fo:country="RU" fo:font-weight="250" officeooo:rsid="00048f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Добавить в <text:span text:style-name="T5">конфигурацию</text:span></text:p>
      <text:p text:style-name="_5f_text"><text:span text:style-name="T5">Е</text:span><text:span text:style-name="T4">сли блог находится в корне</text:span></text:p>
      <text:p text:style-name="_5f_code">location / {</text:p>
      <text:p text:style-name="_5f_code"><text:s text:c="12"/>try_files $uri $uri/ /index.php?$args; </text:p>
      <text:p text:style-name="_5f_code">}</text:p>
      <text:p text:style-name="_5f_text">Если ваш блог WordPress находится в /faq/sub-directory, попробуйте выполнить следующее:</text:p>
      <text:p text:style-name="_5f_code">location /faq/ {</text:p>
      <text:p text:style-name="_5f_code">try_files $uri $uri/ /faq/index.php?$args;</text:p>
      <text:p text:style-name="_5f_code">}</text:p>
      <text:p text:style-name="P1">перезагрузить службу</text:p>
      <text:p text:style-name="_5f_code">sudo systemctl reload nginx</text:p>
      <text:p text:style-name="P1">Работает</text:p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language="none" fo:country="none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3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font-weight="bold" officeooo:rsid="001e3f4c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6T23:41:20.057000000</dc:date>
    <meta:editing-duration>PT6M15S</meta:editing-duration>
    <meta:editing-cycles>5</meta:editing-cycles>
    <meta:document-statistic meta:table-count="0" meta:image-count="0" meta:object-count="0" meta:page-count="1" meta:paragraph-count="12" meta:word-count="41" meta:character-count="315" meta:non-whitespace-character-count="273"/>
  </office:meta>
</office:document-meta>
</file>